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D00000228682D3D78CB86D470.png" manifest:media-type="image/png"/>
  <manifest:file-entry manifest:full-path="Pictures/1000000000000251000001EDD60D4150C6694730.png" manifest:media-type="image/png"/>
  <manifest:file-entry manifest:full-path="Pictures/100000000000024A000000A24ABF8BDA7A1C24D7.png" manifest:media-type="image/png"/>
  <manifest:file-entry manifest:full-path="Pictures/100000000000010D0000001FD2748AB339C9CAEC.png" manifest:media-type="image/png"/>
  <manifest:file-entry manifest:full-path="Pictures/10000000000003030000020953856417DFF5A7EC.png" manifest:media-type="image/png"/>
  <manifest:file-entry manifest:full-path="Pictures/100000000000011A0000002CEC45D7EDBDB49034.png" manifest:media-type="image/png"/>
  <manifest:file-entry manifest:full-path="Pictures/1000000000000111000000259C833EA384A21800.png" manifest:media-type="image/png"/>
  <manifest:file-entry manifest:full-path="Pictures/10000000000002CE0000019F7D95D9F27A9780D9.png" manifest:media-type="image/png"/>
  <manifest:file-entry manifest:full-path="Pictures/1000000000000463000000F16CA130415CCE7503.png" manifest:media-type="image/png"/>
  <manifest:file-entry manifest:full-path="Pictures/10000000000002D0000001ED0F703507754B4776.png" manifest:media-type="image/png"/>
  <manifest:file-entry manifest:full-path="Pictures/100000000000043900000192E178BF7B6C55D598.png" manifest:media-type="image/png"/>
  <manifest:file-entry manifest:full-path="Pictures/10000000000001120000002E92767FDC0F7AD870.png" manifest:media-type="image/png"/>
  <manifest:file-entry manifest:full-path="Pictures/10000000000001E700000083BA85EBAF83EBA8AF.png" manifest:media-type="image/png"/>
  <manifest:file-entry manifest:full-path="Pictures/1000000000000442000001A3F2F752DDDB70DC8B.png" manifest:media-type="image/png"/>
  <manifest:file-entry manifest:full-path="Pictures/10000000000002D200000187939C07AF575DC019.png" manifest:media-type="image/png"/>
  <manifest:file-entry manifest:full-path="Pictures/100000000000043500000234238842EC7340828C.png" manifest:media-type="image/png"/>
  <manifest:file-entry manifest:full-path="Pictures/1000000000000440000000CB6349A317EED014FB.png" manifest:media-type="image/png"/>
  <manifest:file-entry manifest:full-path="Pictures/1000000000000449000001CE8937A9B6E5977A0F.png" manifest:media-type="image/png"/>
  <manifest:file-entry manifest:full-path="Pictures/100000000000041A00000229F49FBF9368E284C9.png" manifest:media-type="image/png"/>
  <manifest:file-entry manifest:full-path="Pictures/10000000000003C100000161997E1AB54A0E58DA.png" manifest:media-type="image/png"/>
  <manifest:file-entry manifest:full-path="Pictures/100000000000044E000000F336FFAC1F37F732AD.png" manifest:media-type="image/png"/>
  <manifest:file-entry manifest:full-path="Pictures/1000000000000459000000D61C212B59F49722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46c"/>
    </style:style>
    <style:style style:name="P2" style:family="paragraph" style:parent-style-name="Standard">
      <style:text-properties officeooo:rsid="0010a46c" officeooo:paragraph-rsid="0010a46c"/>
    </style:style>
    <style:style style:name="P3" style:family="paragraph" style:parent-style-name="Standard">
      <style:text-properties officeooo:rsid="0011c082" officeooo:paragraph-rsid="0011c082"/>
    </style:style>
    <style:style style:name="P4" style:family="paragraph" style:parent-style-name="Standard">
      <style:text-properties officeooo:rsid="0011c082" officeooo:paragraph-rsid="0011c082"/>
    </style:style>
    <style:style style:name="P5" style:family="paragraph" style:parent-style-name="Standard">
      <style:text-properties officeooo:rsid="0013e9af" officeooo:paragraph-rsid="0011c082"/>
    </style:style>
    <style:style style:name="P6" style:family="paragraph" style:parent-style-name="Standard">
      <style:text-properties officeooo:rsid="0013e9af" officeooo:paragraph-rsid="0013e9af"/>
    </style:style>
    <style:style style:name="P7" style:family="paragraph" style:parent-style-name="Standard">
      <style:text-properties officeooo:rsid="0010a46c" officeooo:paragraph-rsid="0010a46c"/>
    </style:style>
    <style:style style:name="P8" style:family="paragraph" style:parent-style-name="Standard">
      <style:text-properties officeooo:rsid="001912ee" officeooo:paragraph-rsid="001912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6.854cm" svg:height="14.605cm" draw:z-index="0"><draw:image xlink:href="Pictures/100000000000027D00000228682D3D78CB86D470.png" xlink:type="simple" xlink:show="embed" xlink:actuate="onLoad"/></draw:frame></text:p>
      <text:p text:style-name="Standard"><draw:frame draw:style-name="fr2" draw:name="Figura2" text:anchor-type="paragraph" svg:width="15.69cm" svg:height="13.044cm" draw:z-index="1"><draw:image xlink:href="Pictures/1000000000000251000001EDD60D4150C6694730.png" xlink:type="simple" xlink:show="embed" xlink:actuate="onLoad"/></draw:frame><text:soft-page-break/></text:p>
      <text:p text:style-name="P2">OV CRIADA</text:p>
      <text:p text:style-name="Standard"><draw:frame draw:style-name="fr3" draw:name="Figura3" text:anchor-type="paragraph" svg:x="0.519cm" svg:y="0cm" svg:width="7.117cm" svg:height="0.82cm" draw:z-index="2"><draw:image xlink:href="Pictures/100000000000010D0000001FD2748AB339C9CAEC.png" xlink:type="simple" xlink:show="embed" xlink:actuate="onLoad"/></draw:frame></text:p>
      <text:p text:style-name="P1"/>
      <text:p text:style-name="P2">GERADA OP</text:p>
      <text:p text:style-name="P2"><draw:frame draw:style-name="fr4" draw:name="Figura4" text:anchor-type="paragraph" svg:width="17cm" svg:height="9.825cm" draw:z-index="3"><draw:image xlink:href="Pictures/10000000000002CE0000019F7D95D9F27A9780D9.png" xlink:type="simple" xlink:show="embed" xlink:actuate="onLoad"/></draw:frame></text:p>
      <text:p text:style-name="P2"><draw:frame draw:style-name="fr3" draw:name="Figura5" text:anchor-type="paragraph" svg:x="0.071cm" svg:y="0cm" svg:width="7.223cm" svg:height="0.979cm" draw:z-index="4"><draw:image xlink:href="Pictures/1000000000000111000000259C833EA384A21800.png" xlink:type="simple" xlink:show="embed" xlink:actuate="onLoad"/></draw:frame><text:soft-page-break/></text:p>
      <text:p text:style-name="P2"/>
      <text:p text:style-name="P2"><draw:frame draw:style-name="fr3" draw:name="Figura13" text:anchor-type="paragraph" svg:x="0.159cm" svg:y="0.132cm" svg:width="7.461cm" svg:height="1.164cm" draw:z-index="12"><draw:image xlink:href="Pictures/100000000000011A0000002CEC45D7EDBDB49034.png" xlink:type="simple" xlink:show="embed" xlink:actuate="onLoad"/></draw:frame></text:p>
      <text:p text:style-name="P2"/>
      <text:p text:style-name="P2"/>
      <text:p text:style-name="P2"/>
      <text:p text:style-name="P2"><draw:frame draw:style-name="fr3" draw:name="Figura6" text:anchor-type="paragraph" svg:x="0.284cm" svg:y="0cm" svg:width="17cm" svg:height="11.64cm" draw:z-index="5"><draw:image xlink:href="Pictures/10000000000002D0000001ED0F703507754B4776.png" xlink:type="simple" xlink:show="embed" xlink:actuate="onLoad"/></draw:frame></text:p>
      <text:p text:style-name="P2"><draw:frame draw:style-name="fr4" draw:name="Figura14" text:anchor-type="paragraph" svg:width="17cm" svg:height="11.486cm" draw:z-index="13"><draw:image xlink:href="Pictures/10000000000003030000020953856417DFF5A7EC.png" xlink:type="simple" xlink:show="embed" xlink:actuate="onLoad"/></draw:frame></text:p>
      <text:p text:style-name="P3"><text:soft-page-break/>APONTAMENTO DA OP </text:p>
      <text:p text:style-name="P3"><draw:frame draw:style-name="fr1" draw:name="Figura7" text:anchor-type="paragraph" svg:width="15.505cm" svg:height="4.286cm" draw:z-index="6"><draw:image xlink:href="Pictures/100000000000024A000000A24ABF8BDA7A1C24D7.png" xlink:type="simple" xlink:show="embed" xlink:actuate="onLoad"/></draw:frame></text:p>
      <text:p text:style-name="P3"><draw:frame draw:style-name="fr5" draw:name="Figura8" text:anchor-type="paragraph" svg:width="17cm" svg:height="6.322cm" draw:z-index="7"><draw:image xlink:href="Pictures/100000000000043900000192E178BF7B6C55D598.png" xlink:type="simple" xlink:show="embed" xlink:actuate="onLoad"/></draw:frame></text:p>
      <text:p text:style-name="P3"><draw:frame draw:style-name="fr3" draw:name="Figura16" text:anchor-type="paragraph" svg:x="0.321cm" svg:y="0.409cm" svg:width="12.885cm" svg:height="3.466cm" draw:z-index="15"><draw:image xlink:href="Pictures/10000000000001E700000083BA85EBAF83EBA8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Figura15" text:anchor-type="paragraph" svg:width="17cm" svg:height="6.533cm" draw:z-index="14"><draw:image xlink:href="Pictures/1000000000000442000001A3F2F752DDDB70DC8B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5" draw:name="Figura9" text:anchor-type="paragraph" svg:width="17cm" svg:height="9.206cm" draw:z-index="8"><draw:image xlink:href="Pictures/10000000000002D200000187939C07AF575DC019.png" xlink:type="simple" xlink:show="embed" xlink:actuate="onLoad"/></draw:frame></text:p>
      <text:p text:style-name="P3"><draw:frame draw:style-name="fr5" draw:name="Figura10" text:anchor-type="paragraph" svg:width="17cm" svg:height="8.902cm" draw:z-index="9"><draw:image xlink:href="Pictures/100000000000043500000234238842EC7340828C.png" xlink:type="simple" xlink:show="embed" xlink:actuate="onLoad"/></draw:frame></text:p>
      <text:p text:style-name="P5"><draw:frame draw:style-name="fr4" draw:name="Figura11" text:anchor-type="paragraph" svg:width="17cm" svg:height="3.171cm" draw:z-index="10"><draw:image xlink:href="Pictures/1000000000000440000000CB6349A317EED014FB.png" xlink:type="simple" xlink:show="embed" xlink:actuate="onLoad"/></draw:frame></text:p>
      <text:p text:style-name="P5"/>
      <text:p text:style-name="P5"><text:soft-page-break/></text:p>
      <text:p text:style-name="P5"><draw:frame draw:style-name="fr4" draw:name="Figura17" text:anchor-type="paragraph" svg:width="17cm" svg:height="7.16cm" draw:z-index="16"><draw:image xlink:href="Pictures/1000000000000449000001CE8937A9B6E5977A0F.png" xlink:type="simple" xlink:show="embed" xlink:actuate="onLoad"/></draw:frame></text:p>
      <text:p text:style-name="P5"><draw:frame draw:style-name="fr4" draw:name="Figura18" text:anchor-type="paragraph" svg:width="17cm" svg:height="8.954cm" draw:z-index="17"><draw:image xlink:href="Pictures/100000000000041A00000229F49FBF9368E284C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<text:soft-page-break/>GERAÇÃO DOS VOLUMES.</text:p>
      <text:p text:style-name="P6"><draw:frame draw:style-name="fr5" draw:name="Figura12" text:anchor-type="paragraph" svg:width="17cm" svg:height="3.648cm" draw:z-index="11"><draw:image xlink:href="Pictures/1000000000000463000000F16CA130415CCE7503.png" xlink:type="simple" xlink:show="embed" xlink:actuate="onLoad"/></draw:frame></text:p>
      <text:p text:style-name="P5"><draw:frame draw:style-name="fr4" draw:name="Figura19" text:anchor-type="paragraph" svg:width="17cm" svg:height="6.244cm" draw:z-index="18"><draw:image xlink:href="Pictures/10000000000003C100000161997E1AB54A0E58DA.png" xlink:type="simple" xlink:show="embed" xlink:actuate="onLoad"/></draw:frame></text:p>
      <text:p text:style-name="P5"><draw:frame draw:style-name="fr4" draw:name="Figura20" text:anchor-type="paragraph" svg:width="17cm" svg:height="3.748cm" draw:z-index="19"><draw:image xlink:href="Pictures/100000000000044E000000F336FFAC1F37F732AD.png" xlink:type="simple" xlink:show="embed" xlink:actuate="onLoad"/></draw:frame></text:p>
      <text:p text:style-name="P5"/>
      <text:p text:style-name="P8">REMESSA CRIADA</text:p>
      <text:p text:style-name="P8"><draw:frame draw:style-name="fr3" draw:name="Figura21" text:anchor-type="paragraph" svg:x="-0.056cm" svg:y="0.434cm" svg:width="7.25cm" svg:height="1.217cm" draw:z-index="20"><draw:image xlink:href="Pictures/10000000000001120000002E92767FDC0F7AD870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Figura22" text:anchor-type="paragraph" svg:width="17cm" svg:height="3.268cm" draw:z-index="21"><draw:image xlink:href="Pictures/1000000000000459000000D61C212B59F49722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29:23.507000000</meta:creation-date>
    <dc:date>2018-04-09T10:17:34.617000000</dc:date>
    <meta:editing-duration>PT15M</meta:editing-duration>
    <meta:editing-cycles>4</meta:editing-cycles>
    <meta:generator>LibreOffice/5.1.4.2$Windows_x86 LibreOffice_project/f99d75f39f1c57ebdd7ffc5f42867c12031db97a</meta:generator>
    <meta:print-date>2018-04-06T16:38:11.133000000</meta:print-date>
    <meta:document-statistic meta:table-count="0" meta:image-count="22" meta:object-count="0" meta:page-count="7" meta:paragraph-count="5" meta:word-count="12" meta:character-count="70" meta:non-whitespace-character-count="62"/>
  </office:meta>
</office:document-meta>
</file>